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fe389" officeooo:paragraph-rsid="001fe38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.6999998092651pt" fo:font-weight="normal" officeooo:rsid="001fe389" officeooo:paragraph-rsid="001fe389" style:font-size-asian="12pt" style:font-weight-asian="normal" style:font-size-complex="13.699999809265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.6999998092651pt" fo:font-weight="normal" officeooo:rsid="0020e101" officeooo:paragraph-rsid="0021ee3d" style:font-size-asian="12pt" style:font-weight-asian="normal" style:font-size-complex="13.6999998092651pt" style:font-weight-complex="normal"/>
    </style:style>
    <style:style style:name="T1" style:family="text">
      <style:text-properties officeooo:rsid="0021ee3d"/>
    </style:style>
    <style:style style:name="T2" style:family="text">
      <style:text-properties officeooo:rsid="00261b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edule_policy</text:p>
      <text:p text:style-name="P2">1.idle_balance(cpu, rq)<text:span text:style-name="T2">(当前运行队列中没有对应的运行task)</text:span></text:p>
      <text:p text:style-name="P2"><text:s text:c="2"/></text:p>
      <text:p text:style-name="P2"/>
      <text:p text:style-name="P2"/>
      <text:p text:style-name="P3">2.<text:span text:style-name="T1">dependent_sleeper(cpu, rq)（当前运行队列中有可运行的task）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21:20:44.237240088</meta:creation-date>
    <dc:date>2017-03-20T21:24:32.980686726</dc:date>
    <meta:editing-duration>PT3M47S</meta:editing-duration>
    <meta:editing-cycles>4</meta:editing-cycles>
    <meta:generator>LibreOffice/5.1.6.2$Linux_x86 LibreOffice_project/10m0$Build-2</meta:generator>
    <meta:document-statistic meta:table-count="0" meta:image-count="0" meta:object-count="0" meta:page-count="1" meta:paragraph-count="4" meta:word-count="35" meta:character-count="106" meta:non-whitespace-character-count="102"/>
  </office:meta>
</office:document-meta>
</file>